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Dashed_20__28_var_29_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" draw:marker-start="Arrow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1.076cm" fo:min-width="0cm"/>
    </style:style>
    <style:style style:name="gr7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1.351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175cm" svg:height="1.905cm" svg:x="1.905cm" svg:y="2.54cm">
          <text:p text:style-name="P1"><text:span text:style-name="T1">Client</text:span></text:p>
          <text:p text:style-name="P1"><text:span text:style-name="T1">Browser</text:span></text:p>
        </draw:rect>
        <draw:rect draw:style-name="gr1" draw:text-style-name="P2" draw:layer="layout" svg:width="3.175cm" svg:height="1.905cm" svg:x="6.506cm" svg:y="2.541cm">
          <text:p text:style-name="P1"><text:span text:style-name="T1">Security</text:span></text:p>
          <text:p text:style-name="P1"><text:span text:style-name="T1">Servlet</text:span></text:p>
          <text:p text:style-name="P1"><text:span text:style-name="T1">Filter</text:span></text:p>
        </draw:rect>
        <draw:rect draw:style-name="gr1" draw:text-style-name="P2" draw:layer="layout" svg:width="3.175cm" svg:height="1.905cm" svg:x="11.106cm" svg:y="2.541cm">
          <text:p text:style-name="P1"><text:span text:style-name="T1">Security</text:span></text:p>
          <text:p text:style-name="P1"><text:span text:style-name="T1">Class(es)</text:span></text:p>
        </draw:rect>
        <draw:rect draw:style-name="gr1" draw:text-style-name="P2" draw:layer="layout" svg:width="3.175cm" svg:height="1.905cm" svg:x="15.875cm" svg:y="2.54cm">
          <text:p text:style-name="P1"><text:span text:style-name="T1">Resources</text:span></text:p>
          <text:p text:style-name="P1"><text:span text:style-name="T1">(jsp, servlet,...)</text:span></text:p>
        </draw:rect>
        <draw:line draw:style-name="gr2" draw:text-style-name="P3" draw:layer="layout" svg:x1="3.375cm" svg:y1="4.445cm" svg:x2="3.392cm" svg:y2="19.494cm">
          <text:p text:style-name="P4"/>
        </draw:line>
        <draw:line draw:style-name="gr2" draw:text-style-name="P3" draw:layer="layout" svg:x1="8.175cm" svg:y1="4.445cm" svg:x2="8.186cm" svg:y2="19.652cm">
          <text:p text:style-name="P4"/>
        </draw:line>
        <draw:line draw:style-name="gr2" draw:text-style-name="P3" draw:layer="layout" svg:x1="12.675cm" svg:y1="4.445cm" svg:x2="12.663cm" svg:y2="19.584cm">
          <text:p text:style-name="P4"/>
        </draw:line>
        <draw:line draw:style-name="gr2" draw:text-style-name="P3" draw:layer="layout" svg:x1="17.475cm" svg:y1="4.445cm" svg:x2="17.48cm" svg:y2="19.72cm">
          <text:p text:style-name="P4"/>
        </draw:line>
        <draw:frame draw:style-name="gr3" draw:layer="layout" svg:width="17.012cm" svg:height="0.963cm" svg:x="1.87cm" svg:y="0.996cm">
          <draw:text-box>
            <text:p text:style-name="P4">Ajax Security Sequence Diagram for a Protected Resource</text:p>
          </draw:text-box>
        </draw:frame>
        <draw:line draw:style-name="gr4" draw:text-style-name="P3" draw:layer="layout" svg:x1="3.411cm" svg:y1="6.916cm" svg:x2="8.156cm" svg:y2="6.916cm">
          <text:p text:style-name="P4"/>
        </draw:line>
        <draw:frame draw:style-name="gr3" draw:text-style-name="P5" draw:layer="layout" svg:width="3.639cm" svg:height="1.199cm" svg:x="3.975cm" svg:y="5.76cm">
          <draw:text-box>
            <text:p text:style-name="P1"><text:span text:style-name="T2">Ajax Submission</text:span></text:p>
            <text:p text:style-name="P1"><text:span text:style-name="T2">from client</text:span></text:p>
          </draw:text-box>
        </draw:frame>
        <draw:line draw:style-name="gr5" draw:text-style-name="P3" draw:layer="layout" svg:x1="8.256cm" svg:y1="6.916cm" svg:x2="12.757cm" svg:y2="6.917cm">
          <text:p text:style-name="P4"/>
        </draw:line>
        <draw:frame draw:style-name="gr3" draw:text-style-name="P5" draw:layer="layout" svg:width="3.838cm" svg:height="1.673cm" svg:x="8.482cm" svg:y="5.082cm">
          <draw:text-box>
            <text:p text:style-name="P1"><text:span text:style-name="T2">See if submission</text:span></text:p>
            <text:p text:style-name="P1"><text:span text:style-name="T2"><text:s/></text:span><text:span text:style-name="T2">is to a Protected</text:span></text:p>
            <text:p text:style-name="P1"><text:span text:style-name="T2">Entity</text:span></text:p>
          </draw:text-box>
        </draw:frame>
        <draw:frame draw:style-name="gr6" draw:text-style-name="P6" draw:layer="layout" svg:width="3.918cm" svg:height="1.673cm" svg:x="3.882cm" svg:y="7.181cm">
          <draw:text-box>
            <text:p text:style-name="P1"><text:span text:style-name="T2">Update Response</text:span></text:p>
            <text:p text:style-name="P1"><text:span text:style-name="T2">Header with Login</text:span></text:p>
            <text:p text:style-name="P1"><text:span text:style-name="T2">Error</text:span></text:p>
          </draw:text-box>
        </draw:frame>
        <draw:line draw:style-name="gr4" draw:text-style-name="P3" draw:layer="layout" svg:x1="8.163cm" svg:y1="8.697cm" svg:x2="3.369cm" svg:y2="8.697cm">
          <text:p text:style-name="P4"/>
        </draw:line>
        <draw:frame draw:style-name="gr7" draw:text-style-name="P6" draw:layer="layout" svg:width="4.32cm" svg:height="2.147cm" svg:x="3.669cm" svg:y="8.874cm">
          <draw:text-box>
            <text:p text:style-name="P1"><text:span text:style-name="T2">Ajax Callback Looks</text:span></text:p>
            <text:p text:style-name="P1"><text:span text:style-name="T2">for Error, populates</text:span></text:p>
            <text:p text:style-name="P1"><text:span text:style-name="T2">URL and forwards</text:span></text:p>
            <text:p text:style-name="P1"><text:span text:style-name="T2">to login page</text:span></text:p>
          </draw:text-box>
        </draw:frame>
        <draw:line draw:style-name="gr5" draw:text-style-name="P3" draw:layer="layout" svg:x1="17.435cm" svg:y1="10.977cm" svg:x2="3.392cm" svg:y2="10.977cm">
          <text:p text:style-name="P4"/>
        </draw:line>
        <draw:line draw:style-name="gr5" draw:text-style-name="P3" draw:layer="layout" svg:x1="8.257cm" svg:y1="12.717cm" svg:x2="12.758cm" svg:y2="12.718cm">
          <text:p text:style-name="P4"/>
        </draw:line>
        <draw:frame draw:style-name="gr3" draw:text-style-name="P5" draw:layer="layout" svg:width="3.448cm" svg:height="0.725cm" svg:x="8.683cm" svg:y="11.983cm">
          <draw:text-box>
            <text:p text:style-name="P1"><text:span text:style-name="T2">Authorize Login</text:span></text:p>
          </draw:text-box>
        </draw:frame>
        <draw:frame draw:style-name="gr3" draw:text-style-name="P5" draw:layer="layout" svg:width="3.122cm" svg:height="1.199cm" svg:x="8.683cm" svg:y="12.983cm">
          <draw:text-box>
            <text:p text:style-name="P1"><text:span text:style-name="T2">Submission is</text:span></text:p>
            <text:p text:style-name="P1"><text:span text:style-name="T2">re-populated</text:span></text:p>
          </draw:text-box>
        </draw:frame>
        <draw:line draw:style-name="gr4" draw:text-style-name="P3" draw:layer="layout" svg:x1="8.194cm" svg:y1="14.192cm" svg:x2="17.477cm" svg:y2="14.192cm">
          <text:p text:style-name="P4"/>
        </draw:line>
        <draw:line draw:style-name="gr4" draw:text-style-name="P3" draw:layer="layout" svg:x1="17.454cm" svg:y1="16.051cm" svg:x2="3.343cm" svg:y2="16.051cm">
          <text:p text:style-name="P4"/>
        </draw:line>
        <draw:frame draw:style-name="gr3" draw:text-style-name="P5" draw:layer="layout" svg:width="4.354cm" svg:height="1.673cm" svg:x="8.237cm" svg:y="14.267cm">
          <draw:text-box>
            <text:p text:style-name="P1"><text:span text:style-name="T2">Submitted Resource</text:span></text:p>
            <text:p text:style-name="P1"><text:span text:style-name="T2">is returned for</text:span></text:p>
            <text:p text:style-name="P1"><text:span text:style-name="T2">re-submission</text:span></text:p>
          </draw:text-box>
        </draw:frame>
        <draw:line draw:style-name="gr4" draw:text-style-name="P3" draw:layer="layout" svg:x1="3.412cm" svg:y1="12.716cm" svg:x2="8.157cm" svg:y2="12.716cm">
          <text:p text:style-name="P4"/>
        </draw:line>
        <draw:frame draw:style-name="gr3" draw:text-style-name="P5" draw:layer="layout" svg:width="3.597cm" svg:height="1.673cm" svg:x="3.93cm" svg:y="11.093cm">
          <draw:text-box>
            <text:p text:style-name="P1"><text:span text:style-name="T2">Login Page</text:span></text:p>
            <text:p text:style-name="P1"><text:span text:style-name="T2">is Submitted</text:span></text:p>
            <text:p text:style-name="P1"><text:span text:style-name="T2">with hidden data</text:span></text:p>
          </draw:text-box>
        </draw:frame>
        <draw:frame draw:style-name="gr7" draw:text-style-name="P6" draw:layer="layout" svg:width="3.817cm" svg:height="1.673cm" svg:x="3.67cm" svg:y="16.175cm">
          <draw:text-box>
            <text:p text:style-name="P1"><text:span text:style-name="T2">Populated form is</text:span></text:p>
            <text:p text:style-name="P1"><text:span text:style-name="T2">re-submitted</text:span></text:p>
            <text:p text:style-name="P1"><text:span text:style-name="T2">through Ajax</text:span></text:p>
          </draw:text-box>
        </draw:frame>
        <draw:line draw:style-name="gr5" draw:text-style-name="P3" draw:layer="layout" svg:x1="17.436cm" svg:y1="17.878cm" svg:x2="3.393cm" svg:y2="17.878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538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011</meta:generator>
    <meta:creation-date>2007-03-14T13:53:29</meta:creation-date>
    <dc:date>2007-03-28T08:38:21</dc:date>
    <dc:language>en-US</dc:language>
    <meta:editing-cycles>39</meta:editing-cycles>
    <meta:editing-duration>PT1H17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